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9cm"/>
    </style:style>
    <style:style style:name="gr2" style:family="graphic" style:parent-style-name="standard">
      <style:graphic-properties draw:stroke="solid" svg:stroke-color="#000000" draw:fill="none" draw:fill-color="#ffffff" fo:min-height="1.423cm"/>
    </style:style>
    <style:style style:name="gr3" style:family="graphic" style:parent-style-name="standard">
      <style:graphic-properties draw:stroke="solid" svg:stroke-color="#000000" draw:fill="none" draw:fill-color="#ffffff" fo:min-height="5.017cm"/>
    </style:style>
    <style:style style:name="gr4" style:family="graphic" style:parent-style-name="standard">
      <style:graphic-properties draw:stroke="solid" svg:stroke-color="#000000" draw:fill="none" draw:fill-color="#ffffff" draw:textarea-vertical-align="top" fo:min-height="9.494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423cm"/>
    </style:style>
    <style:style style:name="gr6" style:family="graphic" style:parent-style-name="standard">
      <style:graphic-properties draw:stroke="solid" svg:stroke-color="#000000" draw:fill="none" draw:fill-color="#ffffff" draw:textarea-vertical-align="top" fo:min-height="2.134cm"/>
    </style:style>
    <style:style style:name="gr7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color="#000000" draw:fill="none" draw:fill-color="#ffffff" fo:min-height="5.846cm"/>
    </style:style>
    <style:style style:name="gr10" style:family="graphic" style:parent-style-name="standard">
      <style:graphic-properties draw:stroke="solid" svg:stroke-color="#000000" draw:fill="none" draw:fill-color="#ffffff" fo:min-height="3.699cm"/>
    </style:style>
    <style:style style:name="gr11" style:family="graphic" style:parent-style-name="standard">
      <style:graphic-properties draw:stroke="solid" svg:stroke-color="#000000" draw:fill="none" draw:fill-color="#ffffff" draw:textarea-vertical-align="top" fo:min-height="3.76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9.011cm" style:use-optimal-column-width="false"/>
    </style:style>
    <style:style style:name="co2" style:family="table-column">
      <style:table-column-properties style:column-width="2.499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.881cm"/>
    </style:style>
    <style:style style:name="ce1" style:family="table-cell">
      <style:paragraph-properties fo:text-align="star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4pt" style:text-underline-style="none" style:font-size-asian="24pt" style:font-size-complex="24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2.159cm" svg:x="0.635cm" svg:y="0.635cm">
          <draw:text-box>
            <text:p text:style-name="P1"><text:span text:style-name="T1">Compare &amp; Contrast PCA With </text:span><text:span text:style-name="T1"><text:line-break/></text:span><text:span text:style-name="T1">6 Machine Learning Algorithms <text:s/></text:span></text:p>
          </draw:text-box>
        </draw:frame>
        <draw:frame draw:style-name="gr2" draw:text-style-name="P4" xml:id="id1" draw:id="id1" draw:layer="layout" svg:width="20.123cm" svg:height="1.673cm" svg:x="0.832cm" svg:y="3.145cm">
          <draw:text-box>
            <text:p text:style-name="P3"><text:span text:style-name="T2">1. Obtain Two Protein Classes:</text:span><text:span text:style-name="T2"><text:line-break/></text:span><text:span text:style-name="T2">12?? Myoglobin and 12?? </text:span><text:span text:style-name="T2">Control Protein classes of from </text:span><text:span text:style-name="T2">UniProt.org</text:span></text:p>
          </draw:text-box>
        </draw:frame>
        <draw:frame draw:style-name="gr3" draw:text-style-name="P6" xml:id="id2" draw:id="id2" draw:layer="layout" svg:width="13.265cm" svg:height="5.267cm" svg:x="0.832cm" svg:y="5.439cm">
          <draw:text-box>
            <text:p text:style-name="P5"><text:span text:style-name="T3">2. Use R &amp; </text:span><text:span text:style-name="T4">seqinr::Read.Fasta </text:span><text:span text:style-name="T4">for 7 Classes</text:span><text:span text:style-name="T3"><text:line-break/></text:span><text:span text:style-name="T3">Input: </text:span><text:span text:style-name="T3">Protein_class[1-</text:span><text:span text:style-name="T3">7].fasta</text:span><text:span text:style-name="T3"><text:line-break/></text:span><text:span text:style-name="T3">Output: </text:span><text:span text:style-name="T3">Protein_class[1-</text:span><text:span text:style-name="T3">7].txt, </text:span><text:span text:style-name="T3"><text:line-break/></text:span><text:span text:style-name="T3"/></text:p>
            <text:p text:style-name="P5"><text:span text:style-name="T3">filename #1: </text:span><text:span text:style-name="T3">protein_class_Ctrl.txt</text:span></text:p>
            <text:p text:style-name="P5"><text:span text:style-name="T3">{ ”MAA...” ← </text:span><text:span text:style-name="T3">protein_seq[1,Ctrl]</text:span></text:p>
            <text:p text:style-name="P5"><text:span text:style-name="T3"><text:s text:c="2"/>…</text:span></text:p>
            <text:p text:style-name="P5"><text:span text:style-name="T3"><text:s/>”</text:span><text:span text:style-name="T3">MZZ...” ← </text:span><text:span text:style-name="T3">protein_seq[i,Ctrl] }</text:span></text:p>
          </draw:text-box>
        </draw:frame>
        <draw:frame draw:style-name="gr4" draw:text-style-name="P6" draw:layer="layout" svg:width="13.265cm" svg:height="9.744cm" svg:x="0.889cm" svg:y="10.957cm">
          <draw:text-box>
            <text:p text:style-name="P5"><text:span text:style-name="T3">3. Generate</text:span><text:span text:style-name="T2"> %AA composition per line/protein </text:span><text:span text:style-name="T2">sequence.</text:span><text:span text:style-name="T2"><text:line-break/></text:span><text:span text:style-name="T2">i.e. for each line there should be one line </text:span><text:span text:style-name="T2">containing, <text:s/>Generate %AA composition for each </text:span><text:span text:style-name="T2">individual protein sequence </text:span><text:span text:style-name="T5">all 7 protein sets</text:span></text:p>
            <text:p text:style-name="P5"><text:span text:style-name="T2"/></text:p>
            <text:p text:style-name="P5"><text:span text:style-name="T2">class = (“Ctrl”, “Ery”, “Hcy”, “Hhe”, </text:span></text:p>
            <text:p text:style-name="P5"><text:span text:style-name="T2"><text:s text:c="14"/>“</text:span><text:span text:style-name="T2">Hgb”, “Lgb”, “Mgb”) </text:span></text:p>
            <text:p text:style-name="P5"><text:span text:style-name="T3">for (i in enumerate(</text:span><text:span text:style-name="T2">class)):</text:span></text:p>
            <text:p text:style-name="P5"><text:span text:style-name="T2"><text:s text:c="4"/></text:span><text:span text:style-name="T2">df = read.csv(file = class[i], header = FALSE)</text:span></text:p>
            <text:p text:style-name="P5"><text:span text:style-name="T3"/></text:p>
            <text:p text:style-name="P5"><text:span text:style-name="T2">Column 1: Line #x</text:span></text:p>
            <text:p text:style-name="P5"><text:span text:style-name="T2">Column 2: ”Class of protein on line x”</text:span></text:p>
            <text:p text:style-name="P5"><text:span text:style-name="T2">Column 3: ”TotalAA per line number x”</text:span></text:p>
            <text:p text:style-name="P5"><text:span text:style-name="T2">”</text:span><text:span text:style-name="T2">A/</text:span></text:p>
          </draw:text-box>
        </draw:frame>
        <draw:frame draw:style-name="gr5" draw:text-style-name="P7" xml:id="id3" draw:id="id3" draw:layer="layout" svg:width="13.265cm" svg:height="1.673cm" svg:x="0.832cm" svg:y="21.328cm">
          <draw:text-box>
            <text:p text:style-name="P1">4. Exploratory data analysis<text:line-break/>See: EDA Flowchart</text:p>
          </draw:text-box>
        </draw:frame>
        <draw:frame draw:style-name="gr6" draw:text-style-name="P7" xml:id="id4" draw:id="id4" draw:layer="layout" svg:width="13.265cm" svg:height="2.384cm" svg:x="0.832cm" svg:y="23.915cm">
          <draw:text-box>
            <text:p text:style-name="P1">5. Using R &amp; ‘caret’</text:p>
            <text:p text:style-name="P1">Carry out M.L. comparisons<text:line-break/>See: ML Flowchart</text:p>
          </draw:text-box>
        </draw:frame>
        <draw:connector draw:style-name="gr7" draw:text-style-name="P1" draw:layer="layout" svg:x1="10.893cm" svg:y1="4.818cm" svg:x2="7.464cm" svg:y2="5.439cm" draw:start-shape="id1" draw:start-glue-point="2" draw:end-shape="id2" draw:end-glue-point="0" svg:d="M10893 4818v311h-3429v310" svg:viewBox="0 0 3430 622">
          <text:p/>
        </draw:connector>
        <draw:connector draw:style-name="gr8" draw:text-style-name="P8" draw:layer="layout" svg:x1="7.464cm" svg:y1="23.001cm" svg:x2="7.464cm" svg:y2="23.915cm" draw:start-shape="id3" draw:start-glue-point="2" draw:end-shape="id4" draw:end-glue-point="0" svg:d="M7464 23001v914" svg:viewBox="0 0 1 915">
          <text:p/>
        </draw:connector>
        <draw:frame draw:style-name="standard" draw:layer="layout" svg:width="11.509cm" svg:height="6.136cm" svg:x="0.91cm" svg:y="43.7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5"><text:span text:style-name="T6">Control - (Non-O2 binding proteins)</text:span></text:p>
                  </text:list-header>
                </text:list>
              </table:table-cell>
              <table:table-cell>
                <text:list text:style-name="L3">
                  <text:list-header>
                    <text:p text:style-name="P5"><text:span text:style-name="T6">Ctrl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5"><text:span text:style-name="T6">Erythrocruorin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"><text:span text:style-name="T6">Ery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style-name="L2">
                  <text:list-header>
                    <text:p text:style-name="P5"><text:span text:style-name="T6">Hemocyanin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6">Hcy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style-name="L3">
                  <text:list-header>
                    <text:p text:style-name="P5"><text:span text:style-name="T6">Hemerythrin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"><text:span text:style-name="T6">Hh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5"><text:span text:style-name="T6">Hemoglobin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"><text:span text:style-name="T6">Hgb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5"><text:span text:style-name="T6">Leghemoglobin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"><text:span text:style-name="T6">Lgb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5"><text:span text:style-name="T6">Myoglobi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5"><text:span text:style-name="T6">Mgb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7" xml:id="id5" draw:id="id5" draw:layer="layout" svg:width="5.969cm" svg:height="6.096cm" svg:x="14.732cm" svg:y="12.755cm">
          <draw:text-box>
            <text:p text:style-name="P1">6. Proportionally Sample 6 out of 7 protein classes<text:line-break/>(<text:span text:style-name="T7">omit class: Lgb</text:span>)</text:p>
            <text:p text:style-name="P1"><text:line-break/>Output: <text:span text:style-name="T7">subset #1</text:span><text:line-break/>Goal: file size &lt;10mB</text:p>
          </draw:text-box>
        </draw:frame>
        <draw:frame draw:style-name="gr10" draw:text-style-name="P7" xml:id="id7" draw:id="id7" draw:layer="layout" svg:width="5.969cm" svg:height="3.949cm" svg:x="14.733cm" svg:y="24.955cm">
          <draw:text-box>
            <text:p text:style-name="P1"><text:span text:style-name="T8">8. </text:span><text:span text:style-name="T7">subset #1</text:span><text:line-break/>will be used as <text:span text:style-name="T9">test harness</text:span> for quick and dirty<text:line-break/>M.L. modeling</text:p>
          </draw:text-box>
        </draw:frame>
        <draw:frame draw:style-name="gr11" draw:text-style-name="P9" xml:id="id6" draw:id="id6" draw:layer="layout" svg:width="5.969cm" svg:height="4.013cm" svg:x="14.732cm" svg:y="20.051cm">
          <draw:text-box>
            <text:p text:style-name="P1"><text:span text:style-name="T3">7. Generate</text:span><text:span text:style-name="T2"> % AA composition </text:span><text:span text:style-name="T2"><text:line-break/></text:span><text:span text:style-name="T2">tables for </text:span><text:span text:style-name="T2"><text:line-break/></text:span><text:span text:style-name="T2">6 protein sets</text:span><text:span text:style-name="T2"><text:line-break/></text:span><text:span text:style-name="T2">Output: 6C_perc_aa.csv</text:span></text:p>
          </draw:text-box>
        </draw:frame>
        <draw:connector draw:style-name="gr12" draw:text-style-name="P8" draw:layer="layout" svg:x1="17.716cm" svg:y1="18.851cm" svg:x2="17.716cm" svg:y2="20.051cm" draw:start-shape="id5" draw:start-glue-point="2" draw:end-shape="id6" draw:end-glue-point="0" svg:d="M17716 18851v1200" svg:viewBox="0 0 1 1201">
          <text:p/>
        </draw:connector>
        <draw:connector draw:style-name="gr12" draw:text-style-name="P8" draw:layer="layout" svg:x1="17.716cm" svg:y1="24.064cm" svg:x2="17.717cm" svg:y2="24.955cm" draw:start-shape="id6" draw:start-glue-point="2" draw:end-shape="id7" draw:end-glue-point="0" svg:d="M17716 24064v446h1v445" svg:viewBox="0 0 2 892">
          <text:p/>
        </draw:connector>
        <draw:frame draw:style-name="gr10" draw:text-style-name="P7" xml:id="id8" draw:id="id8" draw:layer="layout" svg:width="5.969cm" svg:height="3.949cm" svg:x="14.734cm" svg:y="30.056cm">
          <draw:text-box>
            <text:p text:style-name="P1">9. Once subset #1 is modeled then scale up M.L. modeling to <text:line-break/>ALL 7 Classes</text:p>
          </draw:text-box>
        </draw:frame>
        <draw:connector draw:style-name="gr12" draw:text-style-name="P8" draw:layer="layout" svg:x1="17.717cm" svg:y1="28.904cm" svg:x2="17.718cm" svg:y2="30.056cm" draw:start-shape="id7" draw:start-glue-point="2" draw:end-shape="id8" draw:end-glue-point="0" svg:d="M17717 28904v576h1v576" svg:viewBox="0 0 2 1153">
          <text:p/>
        </draw:connector>
        <draw:connector draw:style-name="gr13" draw:text-style-name="P8" draw:layer="layout" svg:x1="14.734cm" svg:y1="32.03cm" svg:x2="7.464cm" svg:y2="26.299cm" draw:start-shape="id8" draw:start-glue-point="3" draw:end-shape="id4" svg:d="M14734 32030h-7270v-5731" svg:viewBox="0 0 7271 5732">
          <text:p text:style-name="P1"><text:s text:c="4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.59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19-12-28T15:48:44.821252086</dc:date>
    <meta:editing-duration>PT1H32M</meta:editing-duration>
    <meta:editing-cycles>26</meta:editing-cycles>
    <meta:generator>LibreOffice/6.0.7.3$Linux_X86_64 LibreOffice_project/00m0$Build-3</meta:generator>
    <meta:document-statistic meta:object-count="17"/>
  </office:meta>
</office:document-meta>
</file>